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1dd" officeooo:paragraph-rsid="00094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for launching joystick with sticky buttons</text:p>
      <text:p text:style-name="P1">ros2 run joy_linux joy_linux_node --ros-args -p sticky_buttons:=Tr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4:22:30.452729266</meta:creation-date>
    <dc:date>2022-06-29T14:22:56.326872938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5" meta:character-count="118" meta:non-whitespace-character-count="106"/>
  </office:meta>
</office:document-meta>
</file>